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officeooo:rsid="000800a9" officeooo:paragraph-rsid="000800a9" style:font-size-asian="16pt" style:font-weight-asian="bold" style:font-size-complex="16pt" style:font-weight-complex="bold"/>
    </style:style>
    <style:style style:name="T1" style:family="text">
      <style:text-properties officeooo:rsid="000800a9"/>
    </style:style>
    <style:style style:name="T2" style:family="text">
      <style:text-properties officeooo:rsid="0008cc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<text:span text:style-name="T2">3</text:span></text:p>
      <text:p text:style-name="P2"/>
      <text:p text:style-name="P2">Create a table product as below:</text:p>
      <text:p text:style-name="P2">+------+------------+-------+</text:p>
      <text:p text:style-name="P2">| type | name | cost |</text:p>
      <text:p text:style-name="P2">+------+------------+-------+</text:p>
      <text:p text:style-name="P2">| FUR | Chair | 1500 |</text:p>
      <text:p text:style-name="P2">| FUR | Cupboard | 15000 |</text:p>
      <text:p text:style-name="P2">| ELE | Mobile | 25000 |</text:p>
      <text:p text:style-name="P2">| FUR | Table | 6500 |</text:p>
      <text:p text:style-name="P2">| ELE | Television | 18500 |</text:p>
      <text:p text:style-name="P2">| STA | Notebook | 45 |</text:p>
      <text:p text:style-name="P2">| STA | Stapler | 40 |</text:p>
      <text:p text:style-name="P2">+------+------------+-------+</text:p>
      <text:p text:style-name="Standard"/>
      <text:p text:style-name="Standard">mysql&gt; use collleg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how tables;</text:p>
      <text:p text:style-name="Standard">+--------------------+</text:p>
      <text:p text:style-name="Standard">| Tables_in_colllege |</text:p>
      <text:p text:style-name="Standard">+--------------------+</text:p>
      <text:p text:style-name="Standard">| employee <text:s text:c="10"/>|</text:p>
      <text:p text:style-name="Standard">| oddEven <text:s text:c="11"/>|</text:p>
      <text:p text:style-name="Standard">| product <text:s text:c="11"/>|</text:p>
      <text:p text:style-name="Standard">| student <text:s text:c="11"/>|</text:p>
      <text:p text:style-name="Standard">+--------------------+</text:p>
      <text:p text:style-name="Standard">4 rows in set (0.00 sec)</text:p>
      <text:p text:style-name="Standard"/>
      <text:p text:style-name="Standard">mysql&gt; select *from product;'</text:p>
      <text:p text:style-name="Standard">+------+------+-------+-------+</text:p>
      <text:p text:style-name="Standard">| id <text:s text:c="2"/>| type | name <text:s/>| cost <text:s/>|</text:p>
      <text:p text:style-name="Standard">+------+------+-------+-------+</text:p>
      <text:p text:style-name="Standard">| <text:s/>101 | FUR <text:s/>| Chair | <text:s text:c="2"/>100 |</text:p>
      <text:p text:style-name="Standard">| <text:s/>102 | ELE <text:s/>| TV <text:s text:c="3"/>| <text:s/>5000 |</text:p>
      <text:p text:style-name="Standard">| <text:s/>103 | FUR <text:s/>| Table | <text:s/>1000 |</text:p>
      <text:p text:style-name="Standard">| <text:s/>104 | ELE <text:s/>| Oven <text:s/>| 10000 |</text:p>
      <text:p text:style-name="Standard">| <text:s/>105 | FUR <text:s/>| Bed <text:s text:c="2"/>| 15000 |</text:p>
      <text:p text:style-name="Standard">| <text:s/>106 | ELE <text:s/>| Phone | 25000 |</text:p>
      <text:p text:style-name="Standard">| <text:s/>107 | FUR <text:s/>| Sofa <text:s/>| <text:s/>9000 |</text:p>
      <text:p text:style-name="Standard">| <text:s/>108 | ELE <text:s/>| Tab <text:s text:c="2"/>| 14000 |</text:p>
      <text:p text:style-name="Standard">| <text:s/>110 | STA <text:s/>| Book <text:s/>| <text:s text:c="3"/>90 |</text:p>
      <text:p text:style-name="Standard">+------+------+-------+-------+</text:p>
      <text:p text:style-name="Standard">9 rows in set (0.00 sec)</text:p>
      <text:p text:style-name="Standard"/>
      <text:p text:style-name="Standard"/>
      <text:p text:style-name="Standard"><text:soft-page-break/></text:p>
      <text:p text:style-name="Standard">mysql&gt; desc product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id <text:s text:c="3"/>| int <text:s text:c="8"/>| YES <text:s/>| <text:s text:c="4"/>| NULL <text:s text:c="3"/>| <text:s text:c="6"/>|</text:p>
      <text:p text:style-name="Standard">| type <text:s/>| varchar(20) | YES <text:s/>| <text:s text:c="4"/>| NULL <text:s text:c="3"/>| <text:s text:c="6"/>|</text:p>
      <text:p text:style-name="Standard">| name <text:s/>| varchar(20) | YES <text:s/>| <text:s text:c="4"/>| NULL <text:s text:c="3"/>| <text:s text:c="6"/>|</text:p>
      <text:p text:style-name="Standard">| cost <text:s/>| int <text:s text:c="8"/>| YES <text:s/>| <text:s text:c="4"/>| NULL <text:s text:c="3"/>| <text:s text:c="6"/>|</text:p>
      <text:p text:style-name="Standard">+-------+-------------+------+-----+---------+-------+</text:p>
      <text:p text:style-name="Standard">4 rows in set (0.01 sec)</text:p>
      <text:p text:style-name="Standard"/>
      <text:p text:style-name="Standard">mysql&gt; insert into product values (115,"FUR","Table",2000);</text:p>
      <text:p text:style-name="Standard">Query OK, 1 row affected (0.01 sec)</text:p>
      <text:p text:style-name="Standard"/>
      <text:p text:style-name="P1">1. If the data entry has made for a negative cost then make is positive and insert</text:p>
      <text:p text:style-name="P1">it.</text:p>
      <text:p text:style-name="Standard">mysql&gt; delimiter $$</text:p>
      <text:p text:style-name="Standard">mysql&gt; create trigger before_input</text:p>
      <text:p text:style-name="Standard"><text:s text:c="4"/>-&gt; before insert on product for each row</text:p>
      <text:p text:style-name="Standard"><text:s text:c="4"/>-&gt; begin </text:p>
      <text:p text:style-name="Standard"><text:s text:c="4"/>-&gt; if(new.cost&lt;0)then</text:p>
      <text:p text:style-name="Standard"><text:s text:c="4"/>-&gt; set new.cost=new.cost*-1;</text:p>
      <text:p text:style-name="Standard"><text:s text:c="4"/>-&gt; end if;</text:p>
      <text:p text:style-name="Standard"><text:s text:c="4"/>-&gt; end$$</text:p>
      <text:p text:style-name="Standard">Query OK, 0 rows affected (0.00 sec)</text:p>
      <text:p text:style-name="Standard"/>
      <text:p text:style-name="Standard">mysql&gt; delimiter ;</text:p>
      <text:p text:style-name="Standard">mysql&gt; </text:p>
      <text:p text:style-name="Standard">mysql&gt; insert into product values (115,"FUR","Table",-2000);</text:p>
      <text:p text:style-name="Standard">Query OK, 1 row affected (0.00 sec)</text:p>
      <text:p text:style-name="Standard"/>
      <text:p text:style-name="Standard">mysql&gt; select * from product;</text:p>
      <text:p text:style-name="Standard">+------+------+-------+-------+</text:p>
      <text:p text:style-name="Standard">| id <text:s text:c="2"/>| type | name <text:s/>| cost <text:s/>|</text:p>
      <text:p text:style-name="Standard">+------+------+-------+-------+</text:p>
      <text:p text:style-name="Standard">| <text:s/>101 | FUR <text:s/>| Chair | <text:s text:c="2"/>100 |</text:p>
      <text:p text:style-name="Standard">| <text:s/>102 | ELE <text:s/>| TV <text:s text:c="3"/>| <text:s/>5000 |</text:p>
      <text:p text:style-name="Standard">| <text:s/>103 | FUR <text:s/>| Table | <text:s/>1000 |</text:p>
      <text:p text:style-name="Standard">| <text:s/>104 | ELE <text:s/>| Oven <text:s/>| 10000 |</text:p>
      <text:p text:style-name="Standard">| <text:s/>105 | FUR <text:s/>| Bed <text:s text:c="2"/>| 15000 |</text:p>
      <text:p text:style-name="Standard">| <text:s/>106 | ELE <text:s/>| Phone | 25000 |</text:p>
      <text:p text:style-name="Standard">| <text:s/>107 | FUR <text:s/>| Sofa <text:s/>| <text:s/>9000 |</text:p>
      <text:p text:style-name="Standard">| <text:s/>108 | ELE <text:s/>| Tab <text:s text:c="2"/>| 14000 |</text:p>
      <text:p text:style-name="Standard">| <text:s/>110 | STA <text:s/>| Book <text:s/>| <text:s text:c="3"/>90 |</text:p>
      <text:p text:style-name="Standard">| <text:s/>115 | FUR <text:s/>| Table | <text:s/>2000 |</text:p>
      <text:p text:style-name="Standard">| <text:s/>115 | FUR <text:s/>| Table | <text:s/>2000 |</text:p>
      <text:p text:style-name="Standard">+------+------+-------+-------+</text:p>
      <text:p text:style-name="Standard">11 rows in set (0.00 sec)</text:p>
      <text:p text:style-name="Standard"/>
      <text:p text:style-name="P1"><text:span text:style-name="T1">2. </text:span>Make a backup of the data every time user enters new information in the</text:p>
      <text:p text:style-name="P1">table.</text:p>
      <text:p text:style-name="Standard"><text:soft-page-break/></text:p>
      <text:p text:style-name="Standard">mysql&gt; create table backup(id int,name varchar(20),cost int);</text:p>
      <text:p text:style-name="Standard">Query OK, 0 rows affected (0.02 sec)</text:p>
      <text:p text:style-name="Standard"/>
      <text:p text:style-name="Standard"/>
      <text:p text:style-name="Standard">mysql&gt; delimiter $$</text:p>
      <text:p text:style-name="Standard">mysql&gt; create trigger after_insert</text:p>
      <text:p text:style-name="Standard"><text:s text:c="4"/>-&gt; after insert on product for each row</text:p>
      <text:p text:style-name="Standard"><text:s text:c="4"/>-&gt; begin </text:p>
      <text:p text:style-name="Standard"><text:s text:c="4"/>-&gt; insert into backup values(new.id,new.name,new.cost);</text:p>
      <text:p text:style-name="Standard"><text:s text:c="4"/>-&gt; end$$</text:p>
      <text:p text:style-name="Standard">Query OK, 0 rows affected (0.01 sec)</text:p>
      <text:p text:style-name="Standard"/>
      <text:p text:style-name="Standard">mysql&gt; delimiter ;</text:p>
      <text:p text:style-name="Standard">mysql&gt; insert into product values (111,"ELE","HeadPhone",500);</text:p>
      <text:p text:style-name="Standard">Query OK, 1 row affected (0.00 sec)</text:p>
      <text:p text:style-name="Standard"/>
      <text:p text:style-name="Standard">mysql&gt; select * from backup;</text:p>
      <text:p text:style-name="Standard">+------+-----------+------+</text:p>
      <text:p text:style-name="Standard">| id <text:s text:c="2"/>| name <text:s text:c="5"/>| cost |</text:p>
      <text:p text:style-name="Standard">+------+-----------+------+</text:p>
      <text:p text:style-name="Standard">| <text:s/>111 | HeadPhone | <text:s/>500 |</text:p>
      <text:p text:style-name="Standard">+------+-----------+------+</text:p>
      <text:p text:style-name="Standard">1 row in set (0.00 sec)</text:p>
      <text:p text:style-name="P1"/>
      <text:p text:style-name="P1">3. Create a log file when user makes the changes in the cost of the product,</text:p>
      <text:p text:style-name="P1">record it.</text:p>
      <text:p text:style-name="Standard"/>
      <text:p text:style-name="Standard">mysql&gt; create table log(id int,name varchar(20),oldCost int,newCost int,date_time datetime,username varchar(20) );</text:p>
      <text:p text:style-name="Standard">Query OK, 0 rows affected (0.03 sec)</text:p>
      <text:p text:style-name="Standard"/>
      <text:p text:style-name="Standard">mysql&gt; delimiter $$</text:p>
      <text:p text:style-name="Standard">mysql&gt; create trigger after_update</text:p>
      <text:p text:style-name="Standard"><text:s text:c="4"/>-&gt; after update on product for each row</text:p>
      <text:p text:style-name="Standard"><text:s text:c="4"/>-&gt; begin </text:p>
      <text:p text:style-name="Standard"><text:s text:c="4"/>-&gt; insert into log values(new.id,new.name,old.cost,new.cost,now(),user());</text:p>
      <text:p text:style-name="Standard"><text:s text:c="4"/>-&gt; end$$</text:p>
      <text:p text:style-name="Standard">Query OK, 0 rows affected (0.00 sec)</text:p>
      <text:p text:style-name="Standard"/>
      <text:p text:style-name="Standard">mysql&gt; delimiter ;</text:p>
      <text:p text:style-name="Standard"/>
      <text:p text:style-name="Standard">mysql&gt; update product set cost=444 where id=101;</text:p>
      <text:p text:style-name="Standard">Query OK, 1 row affected (0.01 sec)</text:p>
      <text:p text:style-name="Standard">Rows matched: 1 <text:s/>Changed: 1 <text:s/>Warnings: 0</text:p>
      <text:p text:style-name="Standard"/>
      <text:p text:style-name="Standard">mysql&gt; select * from log;</text:p>
      <text:p text:style-name="Standard">+------+-------+---------+---------+---------------------+----------------+</text:p>
      <text:p text:style-name="Standard">| id <text:s text:c="2"/>| name <text:s/>| oldCost | newCost | date_time <text:s text:c="10"/>| username <text:s text:c="6"/>|</text:p>
      <text:p text:style-name="Standard">+------+-------+---------+---------+---------------------+----------------+</text:p>
      <text:p text:style-name="Standard">| <text:s/>101 | Chair | <text:s text:c="4"/>100 | <text:s text:c="4"/>444 | 2024-05-01 00:02:15 | root@localhost |</text:p>
      <text:p text:style-name="Standard">+------+-------+---------+---------+---------------------+----------------+</text:p>
      <text:p text:style-name="Standard"><text:soft-page-break/>1 row in set (0.00 sec)</text:p>
      <text:p text:style-name="Standard"/>
      <text:p text:style-name="Standard"/>
      <text:p text:style-name="P1">4. After deleting any entry from table, create a variable that contains the type of</text:p>
      <text:p text:style-name="P1">product which has recently deleted.</text:p>
      <text:p text:style-name="Standard"/>
      <text:p text:style-name="Standard">mysql&gt; delimiter $$</text:p>
      <text:p text:style-name="Standard">mysql&gt; create trigger after_delete</text:p>
      <text:p text:style-name="Standard"><text:s text:c="4"/>-&gt; after delete on product for each row</text:p>
      <text:p text:style-name="Standard"><text:s text:c="4"/>-&gt; begin </text:p>
      <text:p text:style-name="Standard"><text:s text:c="4"/>-&gt; set @msg=concat("You delete the row no is",old.id);</text:p>
      <text:p text:style-name="Standard"><text:s text:c="4"/>-&gt; end$$</text:p>
      <text:p text:style-name="Standard">Query OK, 0 rows affected (0.01 sec)</text:p>
      <text:p text:style-name="Standard"/>
      <text:p text:style-name="Standard">mysql&gt; delimiter ;</text:p>
      <text:p text:style-name="Standard"/>
      <text:p text:style-name="Standard">mysql&gt; delete from <text:s/>product where id=101;</text:p>
      <text:p text:style-name="Standard">Query OK, 1 row affected (0.01 sec)</text:p>
      <text:p text:style-name="Standard"/>
      <text:p text:style-name="Standard">mysql&gt; select @msg;</text:p>
      <text:p text:style-name="Standard">+-----------------------------+</text:p>
      <text:p text:style-name="Standard">| @msg <text:s text:c="23"/>|</text:p>
      <text:p text:style-name="Standard">+-----------------------------+</text:p>
      <text:p text:style-name="Standard">| You delete the row no is101 |</text:p>
      <text:p text:style-name="Standard">+-----------------------------+</text:p>
      <text:p text:style-name="Standard">1 row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0:08:07.462738189</meta:creation-date>
    <dc:date>2024-05-01T00:15:14.812781931</dc:date>
    <meta:editing-duration>PT7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48" meta:word-count="912" meta:character-count="5036" meta:non-whitespace-character-count="4002"/>
  </office:meta>
</office:document-meta>
</file>